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xuan Chen</meta:initial-creator>
    <meta:creation-date>2017-04-19T17:11:24.45116456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7.2$Linux_X86_64 LibreOffice_project/430$Build-2</meta:generator>
  </office:meta>
</office:document-meta>
</file>